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a23e" officeooo:paragraph-rsid="0006a23e"/>
    </style:style>
    <style:style style:name="P2" style:family="paragraph" style:parent-style-name="Standard">
      <style:text-properties officeooo:rsid="0006a23e" officeooo:paragraph-rsid="000838bb"/>
    </style:style>
    <style:style style:name="P3" style:family="paragraph" style:parent-style-name="Standard">
      <style:text-properties officeooo:rsid="0006a23e" officeooo:paragraph-rsid="000903d8"/>
    </style:style>
    <style:style style:name="P4" style:family="paragraph" style:parent-style-name="Standard" style:list-style-name="L1">
      <style:text-properties officeooo:rsid="0006a23e" officeooo:paragraph-rsid="0006a23e"/>
    </style:style>
    <style:style style:name="P5" style:family="paragraph" style:parent-style-name="Standard" style:list-style-name="L1">
      <style:text-properties officeooo:rsid="0006a23e" officeooo:paragraph-rsid="000838bb"/>
    </style:style>
    <style:style style:name="P6" style:family="paragraph" style:parent-style-name="Standard" style:list-style-name="L2">
      <style:text-properties officeooo:rsid="0006a23e" officeooo:paragraph-rsid="0006a23e"/>
    </style:style>
    <style:style style:name="P7" style:family="paragraph" style:parent-style-name="Standard" style:list-style-name="L3">
      <style:text-properties officeooo:rsid="0006a23e" officeooo:paragraph-rsid="0006a23e"/>
    </style:style>
    <style:style style:name="P8" style:family="paragraph" style:parent-style-name="Standard" style:list-style-name="L4">
      <style:text-properties officeooo:rsid="0006a23e" officeooo:paragraph-rsid="0006a23e"/>
    </style:style>
    <style:style style:name="P9" style:family="paragraph" style:parent-style-name="Standard">
      <style:text-properties officeooo:rsid="000903d8" officeooo:paragraph-rsid="000903d8"/>
    </style:style>
    <style:style style:name="T1" style:family="text">
      <style:text-properties officeooo:rsid="000838b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ures:</text:p>
      <text:p text:style-name="P9">Cameras:</text:p>
      <text:p text:style-name="P9">--open terminal</text:p>
      <text:p text:style-name="P3">--ssh <text:a xlink:type="simple" xlink:href="mailto:avmi-cam-sys@192.168.1.16" text:style-name="Internet_20_link" text:visited-style-name="Visited_20_Internet_20_Link">avmi-cam-sys@192.168.1.16</text:a> <text:s text:c="5"/>-pass: letmein</text:p>
      <text:p text:style-name="P3">--sudo su <text:s text:c="3"/>-pass: letmein</text:p>
      <text:p text:style-name="P3">--./<text:span text:style-name="T1">init.sh</text:span></text:p>
      <text:p text:style-name="P1"/>
      <text:p text:style-name="P1">Projectors: </text:p>
      <text:p text:style-name="P1">--Plugin and check power</text:p>
      <text:p text:style-name="P1">--cd Documents/Scripts</text:p>
      <text:p text:style-name="P3">--./init_projectors.sh</text:p>
      <text:p text:style-name="P3">if not working power cycle and remount</text:p>
      <text:p text:style-name="P1"/>
      <text:p text:style-name="P1">Laptop:</text:p>
      <text:p text:style-name="P1">--cd turtlebot4_ws/src/</text:p>
      <text:p text:style-name="P3">--ros2 run avmi_lab_threat_field threat_field_navigator</text:p>
      <text:p text:style-name="P1"/>
      <text:p text:style-name="P1"/>
      <text:p text:style-name="P1"/>
      <text:p text:style-name="P1"/>
      <text:p text:style-name="P1"/>
      <text:p text:style-name="P3">Debug:</text:p>
      <text:p text:style-name="P3">Camera <text:span text:style-name="T1">sys</text:span>: </text:p>
      <text:list xml:id="list143466416" text:style-name="L1">
        <text:list-item>
          <text:p text:style-name="P5">ssh <text:a xlink:type="simple" xlink:href="mailto:avmi-cam-sys@192.168.1.16" text:style-name="Internet_20_link" text:visited-style-name="Visited_20_Internet_20_Link">avmi-cam-sys@192.168.1.16</text:a> <text:s text:c="4"/>-pass: letmein</text:p>
        </text:list-item>
        <text:list-item>
          <text:p text:style-name="P4">sudo su -pass: letmein</text:p>
        </text:list-item>
        <text:list-item>
          <text:p text:style-name="P4">./<text:span text:style-name="T1">init.sh</text:span></text:p>
        </text:list-item>
      </text:list>
      <text:p text:style-name="Standard"/>
      <text:p text:style-name="P1"/>
      <text:p text:style-name="P2">Camera<text:span text:style-name="T1">s:</text:span></text:p>
      <text:list xml:id="list94388718" text:style-name="L2">
        <text:list-item>
          <text:p text:style-name="P6">v4l2-ctl --device=/dev/video4 --set-ctrl={setting}={value}</text:p>
        </text:list-item>
        <text:list-item>
          <text:p text:style-name="P6">v4l2-ctl --device=/dev/video4 –list-ctrls</text:p>
        </text:list-item>
        <text:list-item>
          <text:p text:style-name="P6">v4l2-ctl –list-devices</text:p>
        </text:list-item>
      </text:list>
      <text:p text:style-name="P1"/>
      <text:p text:style-name="P1">Projector:</text:p>
      <text:list xml:id="list925519827" text:style-name="L3">
        <text:list-item>
          <text:p text:style-name="P7">./init_projectors.sh</text:p>
        </text:list-item>
        <text:list-item>
          <text:p text:style-name="P7">./stop_projectors.sh </text:p>
        </text:list-item>
        <text:list-item>
          <text:p text:style-name="P7">./refresh.sh </text:p>
        </text:list-item>
        <text:list-item>
          <text:p text:style-name="P7">./remount_all.sh</text:p>
        </text:list-item>
      </text:list>
      <text:p text:style-name="P1"/>
      <text:p text:style-name="P1"/>
      <text:p text:style-name="P1">ROS:</text:p>
      <text:list xml:id="list1127446814" text:style-name="L4">
        <text:list-item>
          <text:p text:style-name="P8">ros2 service call /get_color_vals avmi_interfaces/srv/GetColorVals </text:p>
        </text:list-item>
        <text:list-item>
          <text:p text:style-name="P8">ros2 run avmi_lab_threat_field threat_field_navigator</text:p>
        </text:list-item>
        <text:list-item>
          <text:p text:style-name="P8">rqt</text:p>
        </text:list-item>
        <text:list-item>
          <text:p text:style-name="P8">rqt_graph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3:14:39.987362363</meta:creation-date>
    <dc:date>2024-08-05T15:55:38.073701516</dc:date>
    <meta:editing-duration>PT2H20M3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99" meta:character-count="782" meta:non-whitespace-character-count="725"/>
  </office:meta>
</office:document-meta>
</file>